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 officeooo:rsid="002094fe" officeooo:paragraph-rsid="002094fe"/>
    </style:style>
    <style:style style:name="P2" style:family="paragraph" style:parent-style-name="Text_20_body">
      <style:text-properties style:font-name="arial" officeooo:rsid="00218105" officeooo:paragraph-rsid="00218105"/>
    </style:style>
    <style:style style:name="P3" style:family="paragraph" style:parent-style-name="Text_20_body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25e763" officeooo:paragraph-rsid="0025e763"/>
    </style:style>
    <style:style style:name="P5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6" style:family="paragraph" style:parent-style-name="Text_20_body">
      <style:text-properties style:font-name="arial" officeooo:rsid="0022ab37" officeooo:paragraph-rsid="0022ab37"/>
    </style:style>
    <style:style style:name="P7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8" style:family="paragraph" style:parent-style-name="Text_20_body">
      <style:text-properties style:font-name="arial" officeooo:rsid="001d8a98" officeooo:paragraph-rsid="001d8a98"/>
    </style:style>
    <style:style style:name="P9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0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1" style:family="paragraph" style:parent-style-name="Text_20_body">
      <style:text-properties style:text-line-through-style="none" style:text-line-through-type="none" style:font-name="arial" officeooo:rsid="0029915a" officeooo:paragraph-rsid="0029915a"/>
    </style:style>
    <style:style style:name="P12" style:family="paragraph" style:parent-style-name="Heading_20_1">
      <style:text-properties style:font-name="arial" officeooo:rsid="002094fe" officeooo:paragraph-rsid="002094fe"/>
    </style:style>
    <style:style style:name="P13" style:family="paragraph" style:parent-style-name="Heading_20_1">
      <style:text-properties style:font-name="arial" officeooo:rsid="00218105" officeooo:paragraph-rsid="00218105"/>
    </style:style>
    <style:style style:name="P14" style:family="paragraph" style:parent-style-name="Heading_20_1">
      <style:text-properties style:font-name="arial" officeooo:paragraph-rsid="001d8a98"/>
    </style:style>
    <style:style style:name="P15" style:family="paragraph" style:parent-style-name="Heading_20_3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in" fo:margin-bottom="0.1965in" style:contextual-spacing="false" style:writing-mode="lr-tb"/>
    </style:style>
    <style:style style:name="P18" style:family="paragraph" style:parent-style-name="Preformatted_20_Text">
      <style:text-properties fo:color="#000000" loext:opacity="100%" style:font-name="arial" fo:font-size="12pt" fo:font-weight="normal" officeooo:rsid="003500c4" officeooo:paragraph-rsid="003500c4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2fea79" officeooo:paragraph-rsid="002fea79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loext:opacity="100%" style:font-name="arial" fo:font-size="12pt" fo:font-weight="normal" officeooo:rsid="002ffb94" officeooo:paragraph-rsid="002fea79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loext:opacity="100%" style:font-name="arial" fo:font-size="12pt" fo:font-weight="normal" officeooo:rsid="0030c7de" officeooo:paragraph-rsid="0030c7de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weight="normal" officeooo:rsid="0030c7de" officeooo:paragraph-rsid="0030c7de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loext:opacity="100%" style:font-name="arial" fo:font-size="12pt" fo:font-weight="normal" officeooo:rsid="003500c4" officeooo:paragraph-rsid="003500c4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style:font-name="arial" fo:font-size="12pt" fo:font-style="normal" fo:font-weight="normal" officeooo:rsid="0032a18c" officeooo:paragraph-rsid="0032a18c" style:font-size-asian="12pt" style:font-style-asian="normal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style:font-name="arial" fo:font-size="12pt" fo:font-style="normal" fo:font-weight="normal" officeooo:rsid="003686df" officeooo:paragraph-rsid="003686df" style:font-size-asian="12pt" style:font-style-asian="normal" style:font-weight-asian="normal" style:font-size-complex="12pt" style:font-weight-complex="normal"/>
    </style:style>
    <style:style style:name="P31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color="#000000" loext:opacity="100%" style:font-name="arial" fo:font-size="12pt" fo:font-style="normal" fo:font-weight="normal" officeooo:rsid="003686df" officeooo:paragraph-rsid="003686df" style:font-size-asian="12pt" style:font-style-asian="normal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style:font-name="arial" fo:font-size="12pt" fo:font-style="normal" fo:font-weight="normal" officeooo:rsid="0036ace6" officeooo:paragraph-rsid="0036ace6" style:font-size-asian="12pt" style:font-style-asian="normal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style:font-name="arial" fo:font-size="14pt" fo:font-style="normal" fo:font-weight="bold" officeooo:rsid="002bbe08" officeooo:paragraph-rsid="002fea79" style:font-size-asian="14pt" style:font-style-asian="normal" style:font-weight-asian="bold" style:font-size-complex="14pt" style:font-weight-complex="bold"/>
    </style:style>
    <style:style style:name="P34" style:family="paragraph" style:parent-style-name="Standard">
      <style:text-properties fo:color="#000000" loext:opacity="100%" style:font-name="arial" fo:font-size="14pt" fo:font-style="normal" fo:font-weight="bold" officeooo:rsid="002bbe08" officeooo:paragraph-rsid="0030c7de" style:font-size-asian="14pt" style:font-style-asian="normal" style:font-weight-asian="bold" style:font-size-complex="14pt" style:font-weight-complex="bold"/>
    </style:style>
    <style:style style:name="P35" style:family="paragraph" style:parent-style-name="Standard">
      <style:text-properties fo:color="#000000" loext:opacity="100%" style:font-name="arial" fo:font-size="14pt" fo:font-style="normal" fo:font-weight="bold" officeooo:rsid="002bbe08" officeooo:paragraph-rsid="003500c4" style:font-size-asian="14pt" style:font-style-asian="normal" style:font-weight-asian="bold" style:font-size-complex="14pt" style:font-weight-complex="bold"/>
    </style:style>
    <style:style style:name="P36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37" style:family="paragraph" style:parent-style-name="Text_20_body" style:list-style-name="L1">
      <style:paragraph-properties fo:margin-top="0in" fo:margin-bottom="0in" style:contextual-spacing="false"/>
    </style:style>
    <style:style style:name="P38" style:family="paragraph" style:parent-style-name="Text_20_body" style:list-style-name="L2">
      <style:paragraph-properties fo:margin-top="0in" fo:margin-bottom="0in" style:contextual-spacing="false"/>
    </style:style>
    <style:style style:name="P39" style:family="paragraph" style:parent-style-name="Text_20_body" style:list-style-name="L3">
      <style:paragraph-properties fo:margin-top="0in" fo:margin-bottom="0in" style:contextual-spacing="false"/>
    </style:style>
    <style:style style:name="P40" style:family="paragraph" style:parent-style-name="Text_20_body" style:list-style-name="L4"/>
    <style:style style:name="P41" style:family="paragraph" style:parent-style-name="Text_20_body">
      <style:text-properties fo:color="#000000" loext:opacity="100%" style:font-name="arial" officeooo:rsid="001ee25d" officeooo:paragraph-rsid="001ee25d"/>
    </style:style>
    <style:style style:name="P42" style:family="paragraph" style:parent-style-name="Text_20_body">
      <style:text-properties fo:color="#000000" loext:opacity="100%" style:font-name="arial" fo:font-size="12pt" fo:font-weight="normal" officeooo:rsid="002b02f0" officeooo:paragraph-rsid="002b02f0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color="#000000" loext:opacity="100%" style:font-name="arial" fo:font-size="12pt" fo:font-weight="normal" officeooo:rsid="002bbe08" officeooo:paragraph-rsid="002bbe08" style:font-size-asian="12pt" style:font-weight-asian="normal" style:font-size-complex="12pt" style:font-weight-complex="normal"/>
    </style:style>
    <style:style style:name="P44" style:family="paragraph" style:parent-style-name="Text_20_body">
      <style:text-properties fo:color="#000000" loext:opacity="100%" style:font-name="arial" fo:font-size="12pt" fo:font-weight="normal" officeooo:rsid="002d01c0" officeooo:paragraph-rsid="002d01c0" style:font-size-asian="12pt" style:font-weight-asian="normal" style:font-size-complex="12pt" style:font-weight-complex="normal"/>
    </style:style>
    <style:style style:name="P45" style:family="paragraph" style:parent-style-name="Text_20_body">
      <style:text-properties fo:color="#000000" loext:opacity="100%" style:font-name="arial" fo:font-size="12pt" fo:font-weight="normal" officeooo:rsid="002dba3a" officeooo:paragraph-rsid="002dba3a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color="#000000" loext:opacity="100%" style:font-name="arial" fo:font-size="12pt" fo:font-weight="normal" officeooo:rsid="002f4f29" officeooo:paragraph-rsid="002f4f29" style:font-size-asian="12pt" style:font-weight-asian="normal" style:font-size-complex="12pt" style:font-weight-complex="normal"/>
    </style:style>
    <style:style style:name="P47" style:family="paragraph" style:parent-style-name="Text_20_body">
      <style:text-properties fo:color="#000000" loext:opacity="100%" style:font-name="arial" fo:font-size="12pt" fo:font-style="normal" fo:font-weight="normal" officeooo:rsid="003686df" officeooo:paragraph-rsid="003686df" style:font-size-asian="12pt" style:font-style-asian="normal" style:font-weight-asian="normal" style:font-size-complex="12pt" style:font-weight-complex="normal"/>
    </style:style>
    <style:style style:name="P48" style:family="paragraph" style:parent-style-name="Text_20_body">
      <style:text-properties fo:color="#000000" loext:opacity="100%" style:font-name="arial" fo:font-size="18pt" fo:font-weight="bold" officeooo:rsid="002b02f0" officeooo:paragraph-rsid="002b02f0" style:font-size-asian="18pt" style:font-weight-asian="bold" style:font-size-complex="18pt" style:font-weight-complex="bold"/>
    </style:style>
    <style:style style:name="P49" style:family="paragraph" style:parent-style-name="Text_20_body">
      <style:text-properties fo:color="#000000" loext:opacity="100%" style:font-name="arial" fo:font-size="18pt" fo:font-style="normal" fo:font-weight="bold" officeooo:rsid="002b02f0" officeooo:paragraph-rsid="002bbe08" style:font-size-asian="18pt" style:font-style-asian="normal" style:font-weight-asian="bold" style:font-size-complex="18pt" style:font-weight-complex="bold"/>
    </style:style>
    <style:style style:name="P50" style:family="paragraph" style:parent-style-name="Text_20_body">
      <style:text-properties fo:color="#000000" loext:opacity="100%" style:font-name="arial" fo:font-size="14pt" fo:font-weight="bold" officeooo:rsid="002bbe08" officeooo:paragraph-rsid="002bbe08" style:font-size-asian="14pt" style:font-weight-asian="bold" style:font-size-complex="14pt" style:font-weight-complex="bold"/>
    </style:style>
    <style:style style:name="P51" style:family="paragraph" style:parent-style-name="Text_20_body">
      <style:text-properties fo:color="#000000" loext:opacity="100%" style:font-name="arial" fo:font-size="16pt" fo:font-style="normal" fo:font-weight="bold" officeooo:rsid="003686df" officeooo:paragraph-rsid="003686df" style:font-size-asian="16pt" style:font-style-asian="normal" style:font-weight-asian="bold" style:font-size-complex="16pt" style:font-weight-complex="bold"/>
    </style:style>
    <style:style style:name="P52" style:family="paragraph" style:parent-style-name="Text_20_body" style:list-style-name="L5"/>
    <style:style style:name="P53" style:family="paragraph" style:parent-style-name="Text_20_body" style:list-style-name="L6"/>
    <style:style style:name="P54" style:family="paragraph" style:parent-style-name="Text_20_body" style:list-style-name="L6">
      <style:paragraph-properties fo:margin-top="0in" fo:margin-bottom="0in" style:contextual-spacing="false"/>
    </style:style>
    <style:style style:name="P55" style:family="paragraph" style:parent-style-name="Text_20_body" style:list-style-name="L7"/>
    <style:style style:name="P56" style:family="paragraph" style:parent-style-name="Text_20_body" style:list-style-name="L7">
      <style:paragraph-properties fo:margin-top="0in" fo:margin-bottom="0in" style:contextual-spacing="false"/>
    </style:style>
    <style:style style:name="P57" style:family="paragraph" style:parent-style-name="Text_20_body" style:list-style-name="L8"/>
    <style:style style:name="P58" style:family="paragraph" style:parent-style-name="Text_20_body" style:list-style-name="L9"/>
    <style:style style:name="P59" style:family="paragraph" style:parent-style-name="Text_20_body" style:list-style-name="L10"/>
    <style:style style:name="P60" style:family="paragraph" style:parent-style-name="Text_20_body" style:list-style-name="L10">
      <style:paragraph-properties fo:margin-top="0in" fo:margin-bottom="0in" style:contextual-spacing="false"/>
    </style:style>
    <style:style style:name="P61" style:family="paragraph" style:parent-style-name="Text_20_body" style:list-style-name="L11"/>
    <style:style style:name="P62" style:family="paragraph" style:parent-style-name="Text_20_body" style:list-style-name="L11">
      <style:paragraph-properties fo:margin-top="0in" fo:margin-bottom="0in" style:contextual-spacing="false"/>
    </style:style>
    <style:style style:name="P63" style:family="paragraph" style:parent-style-name="Text_20_body" style:list-style-name="L12"/>
    <style:style style:name="P64" style:family="paragraph" style:parent-style-name="Text_20_body" style:list-style-name="L12">
      <style:paragraph-properties fo:margin-top="0in" fo:margin-bottom="0in" style:contextual-spacing="false"/>
    </style:style>
    <style:style style:name="P65" style:family="paragraph" style:parent-style-name="Text_20_body" style:list-style-name="L13"/>
    <style:style style:name="P66" style:family="paragraph" style:parent-style-name="Text_20_body" style:list-style-name="L14"/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color="#6aab73" loext:opacity="100%" style:font-name="JetBrains Mono" fo:font-size="10pt" fo:font-style="normal" style:font-size-asian="10pt" style:font-style-asian="normal"/>
    </style:style>
    <style:style style:name="T3" style:family="text">
      <style:text-properties fo:color="#6aab73" loext:opacity="100%" style:font-name="JetBrains Mono" fo:font-size="10pt" style:font-size-asian="10pt"/>
    </style:style>
    <style:style style:name="T4" style:family="text">
      <style:text-properties fo:font-size="10pt" fo:font-style="normal" fo:font-weight="normal" style:font-size-asian="10pt" style:font-style-asian="normal" style:font-weight-asian="normal"/>
    </style:style>
    <style:style style:name="T5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fo:font-style="normal" style:font-style-asian="normal"/>
    </style:style>
    <style:style style:name="T9" style:family="text">
      <style:text-properties fo:color="#cf8e6d" loext:opacity="100%" style:font-name="JetBrains Mono" fo:font-size="10pt" fo:font-style="normal" style:font-size-asian="10pt" style:font-style-asian="normal"/>
    </style:style>
    <style:style style:name="T10" style:family="text">
      <style:text-properties fo:color="#bcbec4" loext:opacity="100%" style:font-name="JetBrains Mono" fo:font-size="10pt" fo:font-style="normal" style:font-size-asian="10pt" style:font-style-asian="normal"/>
    </style:style>
    <style:style style:name="T11" style:family="text">
      <style:text-properties fo:color="#bcbec4" loext:opacity="100%" style:font-name="JetBrains Mono" fo:font-size="10pt" style:font-size-asian="10pt"/>
    </style:style>
    <style:style style:name="T12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3" style:family="text">
      <style:text-properties fo:color="#a9b7c6" loext:opacity="100%" style:font-name="JetBrains Mono" fo:font-size="10pt" style:font-size-asian="10pt"/>
    </style:style>
    <style:style style:name="T14" style:family="text">
      <style:text-properties fo:color="#c77dbb" loext:opacity="100%" style:font-name="JetBrains Mono" fo:font-size="10pt" fo:font-style="normal" style:font-size-asian="10pt" style:font-style-asian="normal"/>
    </style:style>
    <style:style style:name="T15" style:family="text">
      <style:text-properties fo:color="#c77dbb" loext:opacity="100%" style:font-name="JetBrains Mono" fo:font-size="10pt" style:font-size-asian="10pt"/>
    </style:style>
    <style:style style:name="T16" style:family="text">
      <style:text-properties fo:color="#56a8f5" loext:opacity="100%" style:font-name="JetBrains Mono" fo:font-size="10pt" fo:font-style="normal" style:font-size-asian="10pt" style:font-style-asian="normal"/>
    </style:style>
    <style:style style:name="T17" style:family="text">
      <style:text-properties fo:color="#56a8f5" loext:opacity="100%" style:font-name="JetBrains Mono" fo:font-size="10pt" style:font-size-asian="10pt"/>
    </style:style>
    <style:style style:name="T18" style:family="text">
      <style:text-properties fo:color="#7a7e85" loext:opacity="100%" style:font-name="JetBrains Mono" fo:font-size="10pt" fo:font-style="normal" style:font-size-asian="10pt" style:font-style-asian="normal"/>
    </style:style>
    <style:style style:name="T19" style:family="text">
      <style:text-properties fo:color="#7a7e85" loext:opacity="100%" style:font-name="JetBrains Mono" fo:font-size="10pt" style:font-size-asian="10pt"/>
    </style:style>
    <style:style style:name="T20" style:family="text">
      <style:text-properties fo:color="#c77dba" loext:opacity="100%" style:font-name="JetBrains Mono" fo:font-size="10pt" fo:font-style="italic" style:font-size-asian="10pt" style:font-style-asian="italic"/>
    </style:style>
    <style:style style:name="T21" style:family="text">
      <style:text-properties fo:color="#000000" loext:opacity="100%" style:font-name="arial" fo:font-size="12pt" fo:font-style="normal" fo:font-weight="normal" officeooo:rsid="002f4f29" style:font-size-asian="12pt" style:font-style-asian="normal" style:font-weight-asian="normal" style:font-size-complex="12pt" style:font-weight-complex="normal"/>
    </style:style>
    <style:style style:name="T22" style:family="text">
      <style:text-properties fo:color="#2aacb8" loext:opacity="100%" style:font-name="JetBrains Mono" fo:font-size="10pt" fo:font-style="normal" style:font-size-asian="10pt" style:font-style-asian="normal"/>
    </style:style>
    <style:style style:name="T23" style:family="text">
      <style:text-properties fo:color="#d5b778" loext:opacity="100%" style:font-name="JetBrains Mono" fo:font-size="10pt" fo:font-style="normal" style:font-size-asian="10pt" style:font-style-asian="normal"/>
    </style:style>
    <style:style style:name="T24" style:family="text">
      <style:text-properties fo:color="#bababa" loext:opacity="100%" style:font-name="JetBrains Mono" fo:font-size="10pt" fo:font-style="normal" style:font-size-asian="10pt" style:font-style-asian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oduktions-System</text:h>
      <text:p text:style-name="P1">Starten des Backend:</text:p>
      <text:p text:style-name="P1">pm2 start ims <text:bookmark-start text:name="__DdeLink__446_3190933178"/>ecosystem.config.js<text:bookmark-end text:name="__DdeLink__446_3190933178"/> --env production</text:p>
      <text:p text:style-name="P4">Evtl. muss erst in das Verzeichnis cd //var/www/backend/server gewechselt werden, da sonst die Meldung [PM2][ERROR] File ecosystem.config.js not found kommt.</text:p>
      <text:p text:style-name="P1">Starten des Frontend:</text:p>
      <text:p text:style-name="P1">pm2 start frontend</text:p>
      <text:p text:style-name="P1">Logfile:</text:p>
      <text:p text:style-name="P1">pm2 log</text:p>
      <text:p text:style-name="P1"/>
      <text:p text:style-name="P5">Intellij:</text:p>
      <text:p text:style-name="P2">Frontend:</text:p>
      <text:p text:style-name="P2">Start im Entwicklungsmodus: $ npm run dev</text:p>
      <text:p text:style-name="P2">Start build-Vorgang: $ npm run build</text:p>
      <text:p text:style-name="P2">Übetragen auf den Produktionsserver: $ <text:s/>rsync -avz ~/Documents/InventoryManagementSystem/client/ root@217.160.162.52:/var/www/frontend/</text:p>
      <text:h text:style-name="P13" text:outline-level="1"><text:span text:style-name="T6">Backend</text:span>:</text:h>
      <text:p text:style-name="P10">Start im Entwicklungsmodus: $ npx nodemon ./src/app.js</text:p>
      <text:p text:style-name="P2"><text:span text:style-name="T7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7">root@217.160.162.52</text:span></text:a><text:span text:style-name="T7">:/var/www/backend</text:span></text:p>
      <text:p text:style-name="P10"/>
      <text:p text:style-name="P11">GitHub:</text:p>
      <text:p text:style-name="P11">Wenn der Merge nicht funktioniert und die lokale Version master ist und hochgeladen werden soll:</text:p>
      <text:p text:style-name="P11">$ git push origin master –force</text:p>
      <text:p text:style-name="P11">Anstelle des Passwortes muss ein Token geniert und eingesetzt werden:</text:p>
      <text:p text:style-name="P11">Gehe zu deinem GitHub-Konto auf <text:a xlink:type="simple" xlink:href="https://github.com/" office:target-frame-name="_new" xlink:show="replace" text:style-name="Internet_20_link" text:visited-style-name="Visited_20_Internet_20_Link">https://github.com</text:a>.</text:p>
      <text:list xml:id="list3516082306" text:style-name="L1">
        <text:list-item>
          <text:p text:style-name="P37">Klicke oben rechts auf dein Profilbild und wähle "Settings" aus.</text:p>
        </text:list-item>
      </text:list>
      <text:list xml:id="list121731131" text:style-name="L2">
        <text:list-item>
          <text:p text:style-name="P38">In den Einstellungen gehe zu <text:span text:style-name="Strong_20_Emphasis">Developer settings</text:span> → <text:span text:style-name="Strong_20_Emphasis">Personal access tokens</text:span> → <text:span text:style-name="Strong_20_Emphasis">Tokens (classic)</text:span>.</text:p>
        </text:list-item>
      </text:list>
      <text:list xml:id="list1352224632" text:style-name="L3">
        <text:list-item>
          <text:p text:style-name="P39"><text:soft-page-break/>Erstelle einen neuen Token, indem du auf <text:span text:style-name="Strong_20_Emphasis">Generate new token</text:span> klickst. Wähle die nötigen Berechtigungen aus (zum Beispiel <text:span text:style-name="Source_20_Text">repo</text:span> für Lese- und Schreibzugriff auf deine Repositories).</text:p>
        </text:list-item>
      </text:list>
      <text:list xml:id="list1275058054" text:style-name="L4">
        <text:list-item>
          <text:p text:style-name="P40">Kopiere den Token <text:span text:style-name="Strong_20_Emphasis">sofort</text:span>, da du ihn später nicht mehr sehen kannst.</text:p>
        </text:list-item>
      </text:list>
      <text:p text:style-name="P2"/>
      <text:p text:style-name="P6">Apache config:</text:p>
      <text:p text:style-name="P7">$ nano /etc/apache2/sites-available/mbdevelop.de.conf</text:p>
      <text:p text:style-name="P6">&lt;VirtualHost *:443&gt;</text:p>
      <text:p text:style-name="P6"><text:s text:c="4"/>ServerName mbdevelop.de</text:p>
      <text:p text:style-name="P6"><text:s text:c="4"/>DocumentRoot /var/www/html/mbdevelop</text:p>
      <text:p text:style-name="P6"/>
      <text:p text:style-name="P6"><text:s text:c="4"/>SSLEngine on</text:p>
      <text:p text:style-name="P6"><text:s text:c="4"/>SSLCertificateFile /etc/letsencrypt/live/mbdevelop.de/fullchain.pem</text:p>
      <text:p text:style-name="P6"><text:s text:c="4"/>SSLCertificateKeyFile /etc/letsencrypt/live/mbdevelop.de/privkey.pem</text:p>
      <text:p text:style-name="P6"/>
      <text:p text:style-name="P6"><text:s text:c="4"/># WebSocket Support für Vite HMR</text:p>
      <text:p text:style-name="P6"><text:s text:c="4"/>RewriteEngine On</text:p>
      <text:p text:style-name="P6"><text:s text:c="4"/>RewriteCond %{HTTP:Upgrade} =websocket [NC]</text:p>
      <text:p text:style-name="P6"><text:s text:c="4"/>RewriteCond %{HTTP:Connection} upgrade [NC]</text:p>
      <text:p text:style-name="P6"><text:s text:c="4"/>RewriteRule /ws/(.*) ws://localhost:4000/$1 [P,L]</text:p>
      <text:p text:style-name="P6"/>
      <text:p text:style-name="P6"><text:s text:c="4"/># Backend für API-Anfragen</text:p>
      <text:p text:style-name="P6"><text:s text:c="4"/>ProxyPreserveHost On</text:p>
      <text:p text:style-name="P6"><text:s text:c="4"/>ProxyPass /api http://localhost:3000</text:p>
      <text:p text:style-name="P6"><text:s text:c="4"/>ProxyPassReverse /api http://localhost:3000</text:p>
      <text:p text:style-name="P6"/>
      <text:p text:style-name="P6"><text:s text:c="4"/># Frontend</text:p>
      <text:p text:style-name="P6"><text:s text:c="4"/>ProxyPass / http://localhost:4000/</text:p>
      <text:p text:style-name="P6"><text:s text:c="4"/>ProxyPassReverse / http://localhost:4000/</text:p>
      <text:p text:style-name="P6"/>
      <text:p text:style-name="P6"><text:s text:c="4"/># Weiterleitung von HTTP zu HTTPS, aber nicht für Let's Encrypt</text:p>
      <text:p text:style-name="P6"><text:s text:c="4"/># RewriteEngine On</text:p>
      <text:p text:style-name="P6"><text:s text:c="4"/># RewriteCond %{REQUEST_URI} !^/\.well-known/acme-challenge/</text:p>
      <text:p text:style-name="P6"><text:soft-page-break/><text:s text:c="4"/># RewriteRule ^/?(.*) https://%{SERVER_NAME}/$1 [R=301,L]</text:p>
      <text:p text:style-name="P6"/>
      <text:p text:style-name="P6"><text:s text:c="4"/># Zusätzliche Sicherheitsoptionen</text:p>
      <text:p text:style-name="P6"><text:s text:c="4"/>&lt;IfModule mod_headers.c&gt;</text:p>
      <text:p text:style-name="P6"><text:s text:c="8"/>Header always set Strict-Transport-Security "max-age=63072000; includeSubDomains; preload"</text:p>
      <text:p text:style-name="P6"><text:s text:c="4"/>&lt;/IfModule&gt;</text:p>
      <text:p text:style-name="P6"/>
      <text:p text:style-name="P6"><text:s text:c="4"/>ErrorLog ${APACHE_LOG_DIR}/mbdevelop_error.log</text:p>
      <text:p text:style-name="P6"><text:s text:c="4"/>CustomLog ${APACHE_LOG_DIR}/mbdevelop_access.log combined</text:p>
      <text:p text:style-name="P6">&lt;/VirtualHost&gt;</text:p>
      <text:p text:style-name="P6"/>
      <text:p text:style-name="P6">&lt;VirtualHost *:80&gt;</text:p>
      <text:p text:style-name="P6"><text:s text:c="4"/>ServerName mbdevelop.de</text:p>
      <text:p text:style-name="P6"><text:s text:c="4"/>ServerAlias www.mbdevelop.de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 text:c="4"/>RewriteEngine On</text:p>
      <text:p text:style-name="P6"><text:s text:c="4"/>RewriteCond %{REQUEST_URI} !^/\.well-known/acme-challenge/</text:p>
      <text:p text:style-name="P6"><text:s text:c="4"/>RewriteRule ^(.*)$ https://mbdevelop.de$1 [R=301,L]</text:p>
      <text:p text:style-name="P6"/>
      <text:p text:style-name="P6"><text:soft-page-break/><text:s text:c="4"/>ErrorLog ${APACHE_LOG_DIR}/error.log</text:p>
      <text:p text:style-name="P6"><text:s text:c="4"/>CustomLog ${APACHE_LOG_DIR}/access.log combined</text:p>
      <text:p text:style-name="P6">&lt;/VirtualHost&gt;</text:p>
      <text:p text:style-name="P6"/>
      <text:p text:style-name="P7">$ nano /etc/apache2/sites-available/mbphpmyadmin.ddns.net.conf</text:p>
      <text:p text:style-name="P6">&lt;VirtualHost *:443&gt;</text:p>
      <text:p text:style-name="P6"><text:s text:c="4"/>ServerName mbphpmyadmin.ddns.net</text:p>
      <text:p text:style-name="P6"><text:s text:c="4"/>DocumentRoot /usr/share/phpmyadmin</text:p>
      <text:p text:style-name="P6"/>
      <text:p text:style-name="P6"><text:s text:c="4"/>SSLEngine on</text:p>
      <text:p text:style-name="P6"/>
      <text:p text:style-name="P6"><text:s text:c="4"/>Alias /phpmyadmin /usr/share/phpmyadmin</text:p>
      <text:p text:style-name="P6"/>
      <text:p text:style-name="P6"><text:s text:c="4"/>&lt;Directory /usr/share/phpmyadmin&gt;</text:p>
      <text:p text:style-name="P6"><text:s text:c="8"/>Options SymLinksIfOwnerMatch</text:p>
      <text:p text:style-name="P6"><text:s text:c="8"/>DirectoryIndex index.php</text:p>
      <text:p text:style-name="P6"><text:s text:c="8"/>AllowOverride All</text:p>
      <text:p text:style-name="P6"><text:s text:c="8"/>Require all granted</text:p>
      <text:p text:style-name="P6"><text:s text:c="4"/>&lt;/Directory&gt;</text:p>
      <text:p text:style-name="P6"/>
      <text:p text:style-name="P6"><text:s text:c="4"/># Disallow web access to directories that don't need it</text:p>
      <text:p text:style-name="P6"><text:s text:c="4"/>&lt;Directory /usr/share/phpmyadmin/templates&gt;</text:p>
      <text:p text:style-name="P6"><text:s text:c="8"/>Require all denied</text:p>
      <text:p text:style-name="P6"><text:s text:c="4"/>&lt;/Directory&gt;</text:p>
      <text:p text:style-name="P6"><text:s text:c="4"/>&lt;Directory /usr/share/phpmyadmin/libraries&gt;</text:p>
      <text:p text:style-name="P6"><text:s text:c="8"/>Require all denied</text:p>
      <text:p text:style-name="P6"><text:s text:c="4"/>&lt;/Directory&gt;</text:p>
      <text:p text:style-name="P6"/>
      <text:p text:style-name="P6"><text:s text:c="5"/>&lt;Directory /usr/share/phpmyadmin&gt;</text:p>
      <text:p text:style-name="P6"><text:s text:c="4"/>Options SymLinksIfOwnerMatch</text:p>
      <text:p text:style-name="P6"><text:s text:c="4"/>DirectoryIndex index.php</text:p>
      <text:p text:style-name="P6"><text:s text:c="4"/>#AllowOverride All</text:p>
      <text:p text:style-name="P6"><text:soft-page-break/><text:s text:c="4"/>#Require ip 192.168.1.100</text:p>
      <text:p text:style-name="P6"><text:s text:c="4"/>#Require ip 192.168.1.101</text:p>
      <text:p text:style-name="P6"><text:s text:c="4"/># Authentifizierung aktivieren</text:p>
      <text:p text:style-name="P6"><text:s text:c="4"/>AuthType Basic</text:p>
      <text:p text:style-name="P6"><text:s text:c="4"/>AuthName "Restricted Access"</text:p>
      <text:p text:style-name="P6"><text:s text:c="4"/>AuthUserFile /etc/phpmyadmin/.htpasswd</text:p>
      <text:p text:style-name="P6"><text:s text:c="4"/>Require valid-user</text:p>
      <text:p text:style-name="P6">&lt;/Directory&gt;</text:p>
      <text:p text:style-name="P6"/>
      <text:p text:style-name="P6"><text:s text:c="12"/>ErrorLog ${APACHE_LOG_DIR}/mbphpmyadmin_error.log</text:p>
      <text:p text:style-name="P6">CustomLog ${APACHE_LOG_DIR}/mbphpmyadmin_access.log combined</text:p>
      <text:p text:style-name="P6">SSLCertificateFile /etc/letsencrypt/live/mbphpmyadmin.ddns.net/fullchain.pem</text:p>
      <text:p text:style-name="P6"><text:s text:c="4"/>SSLCertificateKeyFile /etc/letsencrypt/live/mbphpmyadmin.ddns.net/privkey.pem</text:p>
      <text:p text:style-name="P6">Include /etc/letsencrypt/options-ssl-apache.conf</text:p>
      <text:p text:style-name="P6">&lt;/VirtualHost&gt;</text:p>
      <text:p text:style-name="P6"/>
      <text:p text:style-name="P6">&lt;VirtualHost *:80&gt;</text:p>
      <text:p text:style-name="P6"><text:s text:c="4"/>ServerName mbphpmyadmin.ddns.net</text:p>
      <text:p text:style-name="P6"><text:s text:c="4"/>ServerAlias www.mbphpmyadmin.ddns.net</text:p>
      <text:p text:style-name="P6"/>
      <text:p text:style-name="P6"><text:s text:c="4"/>DocumentRoot /var/www/html</text:p>
      <text:p text:style-name="P6"/>
      <text:p text:style-name="P6"><text:s text:c="4"/># Erlaube die Nutzung von .well-known für Let's Encrypt</text:p>
      <text:p text:style-name="P6"><text:s text:c="4"/>Alias /.well-known/acme-challenge/ /var/www/html/.well-known/acme-challenge/</text:p>
      <text:p text:style-name="P6"><text:s text:c="4"/>&lt;Directory "/var/www/html/.well-known/acme-challenge/"&gt;</text:p>
      <text:p text:style-name="P6"><text:s text:c="8"/>Options None</text:p>
      <text:p text:style-name="P6"><text:s text:c="8"/>AllowOverride None</text:p>
      <text:p text:style-name="P6"><text:s text:c="8"/>ForceType text/plain</text:p>
      <text:p text:style-name="P6"><text:s text:c="8"/>Require all granted</text:p>
      <text:p text:style-name="P6"><text:s text:c="4"/>&lt;/Directory&gt;</text:p>
      <text:p text:style-name="P6"/>
      <text:p text:style-name="P6"><text:s text:c="4"/># HTTP zu HTTPS umleiten, außer .well-known/acme-challenge</text:p>
      <text:p text:style-name="P6"><text:soft-page-break/><text:s text:c="4"/>RewriteEngine On</text:p>
      <text:p text:style-name="P6"><text:s text:c="4"/>RewriteCond %{REQUEST_URI} !^/\.well-known/acme-challenge/</text:p>
      <text:p text:style-name="P6"><text:s text:c="4"/>RewriteRule ^(.*)$ https://mbphpmyadmin.ddns.net$1 [R=301,L]</text:p>
      <text:p text:style-name="P6"/>
      <text:p text:style-name="P6"><text:s text:c="4"/>ErrorLog ${APACHE_LOG_DIR}/error.log</text:p>
      <text:p text:style-name="P6"><text:s text:c="4"/>CustomLog ${APACHE_LOG_DIR}/access.log combined</text:p>
      <text:p text:style-name="P6">&lt;/VirtualHost&gt;</text:p>
      <text:h text:style-name="P14" text:outline-level="1">Vuetify</text:h>
      <text:p text:style-name="P3"/>
      <text:p text:style-name="P8">Breakpoints (Anzeige je nach Endgeräte, Elemente können ein- und ausgeblendet werden)</text:p>
      <text:p text:style-name="P8">v-if="$vuetify.display.mobile" Anzeige nur auf mobilen Geräten</text:p>
      <text:p text:style-name="P8">Wird in das jeweilige Element eingebunden:</text:p>
      <text:p text:style-name="P8">&lt;v-footer<text:span text:style-name="T1"> v-if="$vuetify.display.mobile"</text:span></text:p>
      <text:p text:style-name="P9">Kann aber auch über:</text:p>
      <text:p text:style-name="P9">&lt;script setup&gt;</text:p>
      <text:p text:style-name="P9">import {useDisplay} from "vuetify";</text:p>
      <text:p text:style-name="P9">const { smAndUp } = useDisplay();</text:p>
      <text:p text:style-name="P41"><text:span text:style-name="T4">const </text:span><text:bookmark-start text:name="__DdeLink__42_4121600268"/><text:span text:style-name="T4">isDesktop</text:span><text:bookmark-end text:name="__DdeLink__42_4121600268"/><text:span text:style-name="T4"> = smAndUp;</text:span><text:span text:style-name="T5">&lt;v-footer </text:span><text:span text:style-name="T4">v-if="isDesktop"</text:span></text:p>
      <text:p text:style-name="P41"><text:span text:style-name="T4"/></text:p>
      <text:p text:style-name="P48"><text:span text:style-name="T8">Vuex-Store</text:span></text:p>
      <text:p text:style-name="P42"><text:span text:style-name="T8">Daten im vuex-Store sind nur für die aktuelle Sitzung gespeichert, beim Neuladen der Seite, wird der Store gelöscht.</text:span></text:p>
      <text:p text:style-name="P42"><text:span text:style-name="T8">Mit vuex-persistedstate wird der vuex-Store bei Bedarf im localStore zwischengespeichert. Keine sensible Daten speichern!!!</text:span></text:p>
      <text:p text:style-name="P45"><text:span text:style-name="T8">Hiermit werden die States bis zur Beendigung der Sitzung, durch schließen des Browsers oder des Tabs, in SessionStorage gespeichert.</text:span></text:p>
      <text:p text:style-name="P20"><text:span text:style-name="T14">plugins</text:span><text:span text:style-name="T10">: [</text:span><text:line-break/><text:span text:style-name="T10"> <text:s text:c="3"/></text:span><text:span text:style-name="T16">createPersistedState</text:span><text:span text:style-name="T10">({</text:span><text:line-break/><text:span text:style-name="T10"> <text:s text:c="7"/></text:span><text:span text:style-name="T14">paths</text:span><text:span text:style-name="T10">: [</text:span><text:span text:style-name="T2">'cartItems'</text:span><text:span text:style-name="T10">,</text:span><text:span text:style-name="T2">'userData'</text:span><text:span text:style-name="T10">], </text:span><text:span text:style-name="T18">// persistieren der gewünschten Objekten</text:span><text:line-break/><text:span text:style-name="T18"> <text:s text:c="7"/></text:span><text:span text:style-name="T14">storage</text:span><text:span text:style-name="T10">: </text:span><text:span text:style-name="T20">window</text:span><text:span text:style-name="T10">.</text:span><text:span text:style-name="T14">sessionStorage</text:span><text:span text:style-name="T10">, </text:span><text:span text:style-name="T18">// Verwendung von sessionStorage statt localStorage</text:span><text:line-break/><text:span text:style-name="T18"> <text:s text:c="3"/></text:span><text:span text:style-name="T10">}),</text:span></text:p>
      <text:p text:style-name="P19"><text:span text:style-name="T8"/></text:p>
      <text:p text:style-name="P46"><text:span text:style-name="T8">Aufgrund der Umstellung persistent, kann es zu diesem Fehler kommen:</text:span></text:p>
      <text:p text:style-name="P46"><text:span text:style-name="T8">Uncaught TypeError: cyclic object value</text:span></text:p>
      <text:p text:style-name="P46"><text:soft-page-break/><text:span text:style-name="T8">In diesem Fall muss mit .value gearbeitet werden, wenn es ein ref Object ist!</text:span></text:p>
      <text:p text:style-name="P46"><text:span text:style-name="T8">Beispiel:</text:span></text:p>
      <text:p text:style-name="P22"><text:span text:style-name="T12">existingItem</text:span><text:span text:style-name="T10">.</text:span><text:span text:style-name="T12">externeID</text:span><text:span text:style-name="T10">.</text:span><text:span text:style-name="T16">push</text:span><text:span text:style-name="T10">(value.</text:span><text:span text:style-name="T12">externeID</text:span><text:span text:style-name="T10">.</text:span><text:span text:style-name="T14">value</text:span><text:span text:style-name="T10">);</text:span><text:line-break/></text:p>
      <text:p text:style-name="P21"><text:span text:style-name="T8"/></text:p>
      <text:p text:style-name="P21"><text:span text:style-name="T8"/></text:p>
      <text:p text:style-name="P33">Variable Anzahl an Textfeldern genieren, wie z.B. beim erfassen der externenID</text:p>
      <text:p text:style-name="P23"><text:span text:style-name="T8"/></text:p>
      <text:p text:style-name="P23"><text:span text:style-name="T8">Dazu muss das Array initalisert werden:</text:span></text:p>
      <text:p text:style-name="P24"><text:span text:style-name="T9">const </text:span><text:span text:style-name="T12">idArtikel </text:span><text:span text:style-name="T10">= computed(()=&gt; </text:span><text:span text:style-name="T20">store</text:span><text:span text:style-name="T10">.</text:span><text:span text:style-name="T14">getters</text:span><text:span text:style-name="T10">.</text:span><text:span text:style-name="T14">getShowDialogExterneInventarNummer</text:span><text:span text:style-name="T10">.</text:span><text:span text:style-name="T14">idArtikel</text:span><text:span text:style-name="T10">)</text:span><text:line-break/><text:span text:style-name="T9">const </text:span><text:span text:style-name="T12">textInventarNummern </text:span><text:span text:style-name="T10">= ref([]);</text:span></text:p>
      <text:p text:style-name="P24"><text:span text:style-name="T9"/></text:p>
      <text:p text:style-name="P24"><text:span text:style-name="T10">watch(</text:span><text:line-break/><text:span text:style-name="T10"> <text:s text:c="3"/>() =&gt; </text:span><text:span text:style-name="T12">showDialog</text:span><text:span text:style-name="T10">.</text:span><text:span text:style-name="T14">value</text:span><text:span text:style-name="T10">,</text:span><text:line-break/><text:span text:style-name="T10"> <text:s text:c="3"/>(newVal) =&gt; {</text:span><text:line-break/><text:span text:style-name="T10"> <text:s text:c="5"/></text:span><text:span text:style-name="T9">if </text:span><text:span text:style-name="T10">(newVal) {</text:span><text:line-break/><text:span text:style-name="T10"> <text:s text:c="7"/></text:span><text:span text:style-name="T18">// Dialog wird geöffnet</text:span><text:line-break/><text:span text:style-name="T18"> <text:s text:c="7"/></text:span><text:span text:style-name="T12">textInventarNummern</text:span><text:span text:style-name="T10">.</text:span><text:span text:style-name="T14">value </text:span><text:span text:style-name="T10">= [...</text:span><text:span text:style-name="T20">store</text:span><text:span text:style-name="T10">.</text:span><text:span text:style-name="T14">getters</text:span><text:span text:style-name="T10">.</text:span><text:span text:style-name="T14">getExterneNummernForArtikel</text:span><text:span text:style-name="T10">(</text:span><text:span text:style-name="T12">idArtikel</text:span><text:span text:style-name="T10">.</text:span><text:span text:style-name="T14">value</text:span><text:span text:style-name="T10">)];</text:span><text:line-break/><text:line-break/><text:span text:style-name="T10"> <text:s text:c="7"/></text:span><text:span text:style-name="T18">// Anpassung der Länge von textInventarNummern</text:span><text:line-break/><text:span text:style-name="T18"> <text:s text:c="7"/></text:span><text:span text:style-name="T9">if </text:span><text:span text:style-name="T10">(</text:span><text:span text:style-name="T12">textInventarNummern</text:span><text:span text:style-name="T10">.</text:span><text:span text:style-name="T14">value</text:span><text:span text:style-name="T10">.</text:span><text:span text:style-name="T14">length </text:span><text:span text:style-name="T10">&lt; </text:span><text:span text:style-name="T12">dialogFormFields</text:span><text:span text:style-name="T10">.</text:span><text:span text:style-name="T14">value</text:span><text:span text:style-name="T10">) {</text:span><text:line-break/><text:span text:style-name="T10"> <text:s text:c="9"/></text:span><text:span text:style-name="T9">const </text:span><text:span text:style-name="T12">differenz </text:span><text:span text:style-name="T10">= </text:span><text:span text:style-name="T12">dialogFormFields</text:span><text:span text:style-name="T10">.</text:span><text:span text:style-name="T14">value </text:span><text:span text:style-name="T10">- </text:span><text:span text:style-name="T12">textInventarNummern</text:span><text:span text:style-name="T10">.</text:span><text:span text:style-name="T14">value</text:span><text:span text:style-name="T10">.</text:span><text:span text:style-name="T14">length</text:span><text:span text:style-name="T10">;</text:span><text:line-break/><text:span text:style-name="T10"> <text:s text:c="9"/></text:span><text:span text:style-name="T12">textInventarNummern</text:span><text:span text:style-name="T10">.</text:span><text:span text:style-name="T14">value</text:span><text:span text:style-name="T10">.</text:span><text:span text:style-name="T16">push</text:span><text:span text:style-name="T10">(...</text:span><text:span text:style-name="T20">Array</text:span><text:span text:style-name="T10">(</text:span><text:span text:style-name="T12">differenz</text:span><text:span text:style-name="T10">).</text:span><text:span text:style-name="T16">fill</text:span><text:span text:style-name="T10">(</text:span><text:span text:style-name="T2">''</text:span><text:span text:style-name="T10">));</text:span><text:line-break/><text:span text:style-name="T10"> <text:s text:c="7"/>} </text:span><text:span text:style-name="T9">else if </text:span><text:span text:style-name="T10">(</text:span><text:span text:style-name="T12">textInventarNummern</text:span><text:span text:style-name="T10">.</text:span><text:span text:style-name="T14">value</text:span><text:span text:style-name="T10">.</text:span><text:span text:style-name="T14">length </text:span><text:span text:style-name="T10">&gt; </text:span><text:span text:style-name="T12">dialogFormFields</text:span><text:span text:style-name="T10">.</text:span><text:span text:style-name="T14">value</text:span><text:span text:style-name="T10">) {</text:span><text:line-break/><text:span text:style-name="T10"> <text:s text:c="9"/></text:span><text:span text:style-name="T12">textInventarNummern</text:span><text:span text:style-name="T10">.</text:span><text:span text:style-name="T14">value </text:span><text:span text:style-name="T10">= </text:span><text:span text:style-name="T12">textInventarNummern</text:span><text:span text:style-name="T10">.</text:span><text:span text:style-name="T14">value</text:span><text:span text:style-name="T10">.</text:span><text:span text:style-name="T16">slice</text:span><text:span text:style-name="T10">(</text:span><text:span text:style-name="T22">0</text:span><text:span text:style-name="T10">, </text:span><text:span text:style-name="T12">dialogFormFields</text:span><text:span text:style-name="T10">.</text:span><text:span text:style-name="T14">value</text:span><text:span text:style-name="T10">);</text:span><text:line-break/><text:span text:style-name="T10"> <text:s text:c="7"/>}</text:span><text:line-break/><text:span text:style-name="T10"> <text:s text:c="5"/>}</text:span><text:line-break/><text:span text:style-name="T10"> <text:s text:c="3"/>},</text:span><text:line-break/><text:span text:style-name="T10"> <text:s text:c="3"/>{ </text:span><text:span text:style-name="T14">immediate</text:span><text:span text:style-name="T10">: </text:span><text:span text:style-name="T9">true </text:span><text:span text:style-name="T10">}</text:span><text:line-break/><text:span text:style-name="T10">);</text:span></text:p>
      <text:p text:style-name="P23"><text:span text:style-name="T8"/></text:p>
      <text:p text:style-name="P23"><text:span text:style-name="T8"/></text:p>
      <text:h text:style-name="P15" text:outline-level="3"><text:span text:style-name="Strong_20_Emphasis"><text:span text:style-name="T8">Kontext des Codes</text:span></text:span></text:h>
      <text:p text:style-name="Text_20_body">Der Code, den Sie nicht verstehen, ist dafür verantwortlich, die Länge des Arrays <text:span text:style-name="Source_20_Text">textInventarNummern</text:span> an die Anzahl der Dialog-Formularfelder (<text:span text:style-name="Source_20_Text">dialogFormFields.value</text:span>) anzupassen. Dies ist wichtig, damit jedes Eingabefeld im Dialog korrekt mit einem Element im Array <text:span text:style-name="Source_20_Text">textInventarNummern</text:span> verknüpft ist.</text:p>
      <text:p text:style-name="Horizontal_20_Line"/>
      <text:h text:style-name="Heading_20_3" text:outline-level="3"><text:span text:style-name="Strong_20_Emphasis">Codeanalyse Schritt für Schritt</text:span></text:h>
      <text:p text:style-name="Text_20_body">Der Code lautet:</text:p>
      <text:p text:style-name="Preformatted_20_Text">javascript</text:p>
      <text:p text:style-name="Preformatted_20_Text">Copy code</text:p>
      <text:p text:style-name="P16"><text:span text:style-name="Source_20_Text">// Anpassung der Länge von textInventarNummern</text:span></text:p>
      <text:p text:style-name="P16"><text:span text:style-name="Source_20_Text">if (textInventarNummern.value.length &lt; dialogFormFields.value) {</text:span></text:p>
      <text:p text:style-name="P16"><text:span text:style-name="Source_20_Text"><text:s text:c="2"/>const differenz = dialogFormFields.value - textInventarNummern.value.length;</text:span></text:p>
      <text:p text:style-name="P16"><text:span text:style-name="Source_20_Text"><text:s text:c="2"/>textInventarNummern.value.push(...Array(differenz).fill(''));</text:span></text:p>
      <text:p text:style-name="P16"><text:span text:style-name="Source_20_Text">} else if (textInventarNummern.value.length &gt; dialogFormFields.value) {</text:span></text:p>
      <text:p text:style-name="P16"><text:soft-page-break/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h text:style-name="Heading_20_4" text:outline-level="4"><text:span text:style-name="Strong_20_Emphasis">1. Überprüfung, ob </text:span><text:span text:style-name="Strong_20_Emphasis"><text:span text:style-name="Source_20_Text">textInventarNummern</text:span></text:span><text:span text:style-name="Strong_20_Emphasis"> kürz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if (textInventarNummern.value.length &lt; dialogFormFields.value) {</text:span></text:p>
      <text:p text:style-name="P16"><text:span text:style-name="Source_20_Text"><text:s text:c="2"/>// ...</text:span></text:p>
      <text:p text:style-name="P17"><text:span text:style-name="Source_20_Text">}</text:span></text:p>
      <text:list xml:id="list4126925939" text:style-name="L5">
        <text:list-item>
          <text:p text:style-name="P52"><text:span text:style-name="Strong_20_Emphasis">Zweck:</text:span> Prüfen, ob das Array <text:span text:style-name="Source_20_Text">textInventarNummern</text:span> weniger Elemente enthält, als die Anzahl der Dialogfelder (<text:span text:style-name="Source_20_Text">dialogFormFields.value</text:span>).</text:p>
        </text:list-item>
      </text:list>
      <text:h text:style-name="Heading_20_4" text:outline-level="4"><text:span text:style-name="Strong_20_Emphasis">1.1 Wenn ja, fehlende Elemente hinzufügen</text:span></text:h>
      <text:p text:style-name="Preformatted_20_Text">javascript</text:p>
      <text:p text:style-name="Preformatted_20_Text">Copy code</text:p>
      <text:p text:style-name="P16"><text:span text:style-name="Source_20_Text">const differenz = dialogFormFields.value - textInventarNummern.value.length;</text:span></text:p>
      <text:p text:style-name="P17"><text:span text:style-name="Source_20_Text">textInventarNummern.value.push(...Array(differenz).fill(''));</text:span></text:p>
      <text:list xml:id="list1871753951" text:style-name="L6">
        <text:list-item>
          <text:p text:style-name="P53"><text:span text:style-name="Strong_20_Emphasis">Berechnung der Differenz:</text:span></text:p>
          <text:list>
            <text:list-item>
              <text:p text:style-name="P53"><text:span text:style-name="Source_20_Text">differenz</text:span> ist die Anzahl der fehlenden Elemente, die hinzugefügt werden müssen, um die Länge von <text:span text:style-name="Source_20_Text">textInventarNummern</text:span> an <text:span text:style-name="Source_20_Text">dialogFormFields.value</text:span> anzupassen.</text:p>
            </text:list-item>
            <text:list-item>
              <text:p text:style-name="P53"><text:span text:style-name="Strong_20_Emphasis">Beispiel:</text:span></text:p>
              <text:list>
                <text:list-item>
                  <text:p text:style-name="P53">Angenommen, <text:span text:style-name="Source_20_Text">dialogFormFields.value</text:span> ist 5 und <text:span text:style-name="Source_20_Text">textInventarNummern.value.length</text:span> ist 3.</text:p>
                </text:list-item>
                <text:list-item>
                  <text:p text:style-name="P53">Dann ist <text:span text:style-name="Source_20_Text">differenz = 5 - 3 = 2</text:span>.</text:p>
                </text:list-item>
              </text:list>
            </text:list-item>
          </text:list>
        </text:list-item>
        <text:list-item>
          <text:p text:style-name="P53"><text:span text:style-name="Strong_20_Emphasis">Hinzufügen der fehlenden Elemente:</text:span></text:p>
          <text:list>
            <text:list-item>
              <text:p text:style-name="P53"><text:span text:style-name="Source_20_Text">Array(differenz).fill('')</text:span> erzeugt ein Array mit <text:span text:style-name="Source_20_Text">differenz</text:span> Anzahl von leeren Strings.</text:p>
              <text:list>
                <text:list-item>
                  <text:p text:style-name="P54">Im Beispiel: <text:span text:style-name="Source_20_Text">Array(2).fill('')</text:span> ergibt <text:span text:style-name="Source_20_Text">['', '']</text:span>.</text:p>
                </text:list-item>
              </text:list>
            </text:list-item>
            <text:list-item>
              <text:p text:style-name="P53"><text:span text:style-name="Source_20_Text">textInventarNummern.value.push(...Array(differenz).fill(''))</text:span> fügt diese leeren Strings am Ende von <text:span text:style-name="Source_20_Text">textInventarNummern</text:span> hinzu.</text:p>
              <text:list>
                <text:list-item>
                  <text:p text:style-name="P54">Das <text:span text:style-name="Source_20_Text">...</text:span> ist der Spread-Operator, der die Elemente des Arrays einzeln einfügt.</text:p>
                </text:list-item>
              </text:list>
            </text:list-item>
            <text:list-item>
              <text:p text:style-name="P53"><text:span text:style-name="Strong_20_Emphasis">Ergebnis:</text:span></text:p>
              <text:list>
                <text:list-item>
                  <text:p text:style-name="P54">Nach dem Hinzufügen hat <text:span text:style-name="Source_20_Text">textInventarNummern.value</text:span> die gleiche Länge wie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53"><text:span text:style-name="Strong_20_Emphasis">Warum wird das gemacht?</text:span></text:p>
          <text:list>
            <text:list-item>
              <text:p text:style-name="P53">Damit jedes Eingabefeld ein entsprechendes Element im Array hat und es keine undefined-Werte gibt.</text:p>
            </text:list-item>
          </text:list>
        </text:list-item>
      </text:list>
      <text:h text:style-name="Heading_20_4" text:outline-level="4"><text:soft-page-break/><text:span text:style-name="Strong_20_Emphasis">2. Überprüfung, ob </text:span><text:span text:style-name="Strong_20_Emphasis"><text:span text:style-name="Source_20_Text">textInventarNummern</text:span></text:span><text:span text:style-name="Strong_20_Emphasis"> länger ist als </text:span><text:span text:style-name="Strong_20_Emphasis"><text:span text:style-name="Source_20_Text">dialogFormFields</text:span></text:span></text:h>
      <text:p text:style-name="Preformatted_20_Text">javascript</text:p>
      <text:p text:style-name="Preformatted_20_Text">Copy code</text:p>
      <text:p text:style-name="P16"><text:span text:style-name="Source_20_Text">else if (textInventarNummern.value.length &gt; dialogFormFields.value) {</text:span></text:p>
      <text:p text:style-name="P16"><text:span text:style-name="Source_20_Text"><text:s text:c="2"/>textInventarNummern.value = textInventarNummern.value.slice(0, dialogFormFields.value);</text:span></text:p>
      <text:p text:style-name="P17"><text:span text:style-name="Source_20_Text">}</text:span></text:p>
      <text:list xml:id="list1537837821" text:style-name="L7">
        <text:list-item>
          <text:p text:style-name="P55"><text:span text:style-name="Strong_20_Emphasis">Zweck:</text:span> Prüfen, ob das Array <text:span text:style-name="Source_20_Text">textInventarNummern</text:span> mehr Elemente enthält, als die Anzahl der Dialogfelder.</text:p>
        </text:list-item>
        <text:list-item>
          <text:p text:style-name="P55"><text:span text:style-name="Strong_20_Emphasis">Wenn ja, überschüssige Elemente entfernen:</text:span></text:p>
          <text:list>
            <text:list-item>
              <text:p text:style-name="P55"><text:span text:style-name="Source_20_Text">textInventarNummern.value.slice(0, dialogFormFields.value)</text:span> erzeugt ein neues Array, das nur die ersten <text:span text:style-name="Source_20_Text">dialogFormFields.value</text:span> Elemente von <text:span text:style-name="Source_20_Text">textInventarNummern.value</text:span> enthält.</text:p>
            </text:list-item>
            <text:list-item>
              <text:p text:style-name="P55"><text:span text:style-name="Strong_20_Emphasis">Beispiel:</text:span></text:p>
              <text:list>
                <text:list-item>
                  <text:p text:style-name="P55">Angenommen, <text:span text:style-name="Source_20_Text">dialogFormFields.value</text:span> ist 3 und <text:span text:style-name="Source_20_Text">textInventarNummern.value.length</text:span> ist 5.</text:p>
                </text:list-item>
                <text:list-item>
                  <text:p text:style-name="P55"><text:span text:style-name="Source_20_Text">textInventarNummern.value.slice(0, 3)</text:span> ergibt ein Array mit den ersten 3 Elementen.</text:p>
                </text:list-item>
              </text:list>
            </text:list-item>
            <text:list-item>
              <text:p text:style-name="P55"><text:span text:style-name="Strong_20_Emphasis">Ergebnis:</text:span></text:p>
              <text:list>
                <text:list-item>
                  <text:p text:style-name="P56">Das Array <text:span text:style-name="Source_20_Text">textInventarNummern.value</text:span> hat nun die Länge von <text:span text:style-name="Source_20_Text">dialogFormFields.value</text:span>.</text:p>
                </text:list-item>
              </text:list>
            </text:list-item>
          </text:list>
        </text:list-item>
        <text:list-item>
          <text:p text:style-name="P55"><text:span text:style-name="Strong_20_Emphasis">Warum wird das gemacht?</text:span></text:p>
          <text:list>
            <text:list-item>
              <text:p text:style-name="P55">Um sicherzustellen, dass keine zusätzlichen Werte vorhanden sind, die nicht durch Eingabefelder im Dialog repräsentiert werden.</text:p>
            </text:list-item>
          </text:list>
        </text:list-item>
      </text:list>
      <text:h text:style-name="Heading_20_4" text:outline-level="4"><text:span text:style-name="Strong_20_Emphasis">3. Was passiert, wenn die Längen gleich sind?</text:span></text:h>
      <text:list xml:id="list1719874946" text:style-name="L8">
        <text:list-item>
          <text:p text:style-name="P57">Wenn <text:span text:style-name="Source_20_Text">textInventarNummern.value.length</text:span> bereits gleich <text:span text:style-name="Source_20_Text">dialogFormFields.value</text:span> ist, wird keine der beiden Bedingungen erfüllt, und das Array bleibt unverändert.</text:p>
        </text:list-item>
      </text:list>
      <text:p text:style-name="Horizontal_20_Line"/>
      <text:h text:style-name="Heading_20_3" text:outline-level="3"><text:span text:style-name="Strong_20_Emphasis">Warum ist diese Anpassung notwendig?</text:span></text:h>
      <text:list xml:id="list647389833" text:style-name="L9">
        <text:list-item>
          <text:p text:style-name="P58"><text:span text:style-name="Strong_20_Emphasis">Konsistenz zwischen Daten und Darstellung:</text:span></text:p>
          <text:list>
            <text:list-item>
              <text:p text:style-name="P58">Jedes Eingabefeld im Dialog ist mit einem Element im <text:span text:style-name="Source_20_Text">textInventarNummern</text:span>-Array verknüpft.</text:p>
            </text:list-item>
            <text:list-item>
              <text:p text:style-name="P58">Wenn die Anzahl der Eingabefelder sich ändert (z. B. weil der Benutzer die Menge anpasst), muss das Array entsprechend angepasst werden.</text:p>
            </text:list-item>
          </text:list>
        </text:list-item>
        <text:list-item>
          <text:p text:style-name="P58"><text:span text:style-name="Strong_20_Emphasis">Vermeidung von Fehlern:</text:span></text:p>
          <text:list>
            <text:list-item>
              <text:p text:style-name="P58"><text:soft-page-break/>Wenn das Array kürzer ist als die Anzahl der Felder, würden einige Felder keinen Wert im Array haben, was zu <text:span text:style-name="Source_20_Text">undefined</text:span> führen kann.</text:p>
            </text:list-item>
            <text:list-item>
              <text:p text:style-name="P58">Wenn das Array länger ist, würden zusätzliche Werte gespeichert, die nicht durch Eingaben repräsentiert werden.</text:p>
            </text:list-item>
          </text:list>
        </text:list-item>
      </text:list>
      <text:p text:style-name="Horizontal_20_Line"/>
      <text:h text:style-name="Heading_20_3" text:outline-level="3"><text:span text:style-name="Strong_20_Emphasis">Beispiel zur Veranschaulichung</text:span></text:h>
      <text:h text:style-name="Heading_20_4" text:outline-level="4"><text:span text:style-name="Strong_20_Emphasis">Szenario 1: Array ist zu kurz</text:span></text:h>
      <text:list xml:id="list3486961495" text:style-name="L10">
        <text:list-item>
          <text:p text:style-name="P59"><text:span text:style-name="Strong_20_Emphasis">Anfangszustand:</text:span></text:p>
          <text:list>
            <text:list-item>
              <text:p text:style-name="P59"><text:span text:style-name="Source_20_Text">dialogFormFields.value</text:span> = 4</text:p>
            </text:list-item>
            <text:list-item>
              <text:p text:style-name="P59"><text:span text:style-name="Source_20_Text">textInventarNummern.value</text:span> = ['ID1', 'ID2']</text:p>
            </text:list-item>
          </text:list>
        </text:list-item>
        <text:list-item>
          <text:p text:style-name="P59"><text:span text:style-name="Strong_20_Emphasis">Berechnung:</text:span></text:p>
          <text:list>
            <text:list-item>
              <text:p text:style-name="P59"><text:span text:style-name="Source_20_Text">textInventarNummern.value.length</text:span> = 2</text:p>
            </text:list-item>
            <text:list-item>
              <text:p text:style-name="P59"><text:span text:style-name="Source_20_Text">differenz</text:span> = 4 - 2 = 2</text:p>
            </text:list-item>
          </text:list>
        </text:list-item>
        <text:list-item>
          <text:p text:style-name="P59"><text:span text:style-name="Strong_20_Emphasis">Aktion:</text:span></text:p>
          <text:list>
            <text:list-item>
              <text:p text:style-name="P60">Füge 2 leere Strings hinzu: <text:span text:style-name="Source_20_Text">['', '']</text:span></text:p>
            </text:list-item>
          </text:list>
        </text:list-item>
        <text:list-item>
          <text:p text:style-name="P59"><text:span text:style-name="Strong_20_Emphasis">Ergebnis:</text:span></text:p>
          <text:list>
            <text:list-item>
              <text:p text:style-name="P59"><text:span text:style-name="Source_20_Text">textInventarNummern.value</text:span> = ['ID1', 'ID2', '', '']</text:p>
            </text:list-item>
          </text:list>
        </text:list-item>
      </text:list>
      <text:h text:style-name="Heading_20_4" text:outline-level="4"><text:span text:style-name="Strong_20_Emphasis">Szenario 2: Array ist zu lang</text:span></text:h>
      <text:list xml:id="list2034793806" text:style-name="L11">
        <text:list-item>
          <text:p text:style-name="P61"><text:span text:style-name="Strong_20_Emphasis">Anfangszustand:</text:span></text:p>
          <text:list>
            <text:list-item>
              <text:p text:style-name="P61"><text:span text:style-name="Source_20_Text">dialogFormFields.value</text:span> = 3</text:p>
            </text:list-item>
            <text:list-item>
              <text:p text:style-name="P61"><text:span text:style-name="Source_20_Text">textInventarNummern.value</text:span> = ['ID1', 'ID2', 'ID3', 'ID4']</text:p>
            </text:list-item>
          </text:list>
        </text:list-item>
        <text:list-item>
          <text:p text:style-name="P61"><text:span text:style-name="Strong_20_Emphasis">Berechnung:</text:span></text:p>
          <text:list>
            <text:list-item>
              <text:p text:style-name="P62"><text:span text:style-name="Source_20_Text">textInventarNummern.value.length</text:span> = 4</text:p>
            </text:list-item>
          </text:list>
        </text:list-item>
        <text:list-item>
          <text:p text:style-name="P61"><text:span text:style-name="Strong_20_Emphasis">Aktion:</text:span></text:p>
          <text:list>
            <text:list-item>
              <text:p text:style-name="P62">Schneide das Array auf die ersten 3 Elemente zu.</text:p>
            </text:list-item>
          </text:list>
        </text:list-item>
        <text:list-item>
          <text:p text:style-name="P61"><text:span text:style-name="Strong_20_Emphasis">Ergebnis:</text:span></text:p>
          <text:list>
            <text:list-item>
              <text:p text:style-name="P61"><text:span text:style-name="Source_20_Text">textInventarNummern.value</text:span> = ['ID1', 'ID2', 'ID3']</text:p>
            </text:list-item>
          </text:list>
        </text:list-item>
      </text:list>
      <text:h text:style-name="Heading_20_4" text:outline-level="4"><text:span text:style-name="Strong_20_Emphasis">Szenario 3: Array hat die richtige Länge</text:span></text:h>
      <text:list xml:id="list4098106425" text:style-name="L12">
        <text:list-item>
          <text:p text:style-name="P63"><text:span text:style-name="Strong_20_Emphasis">Anfangszustand:</text:span></text:p>
          <text:list>
            <text:list-item>
              <text:p text:style-name="P63"><text:span text:style-name="Source_20_Text">dialogFormFields.value</text:span> = 3</text:p>
            </text:list-item>
            <text:list-item>
              <text:p text:style-name="P63"><text:span text:style-name="Source_20_Text">textInventarNummern.value</text:span> = ['ID1', 'ID2', 'ID3']</text:p>
            </text:list-item>
          </text:list>
        </text:list-item>
        <text:list-item>
          <text:p text:style-name="P63"><text:span text:style-name="Strong_20_Emphasis">Aktion:</text:span></text:p>
          <text:list>
            <text:list-item>
              <text:p text:style-name="P64"><text:soft-page-break/>Keine Anpassung notwendig.</text:p>
            </text:list-item>
          </text:list>
        </text:list-item>
        <text:list-item>
          <text:p text:style-name="P63"><text:span text:style-name="Strong_20_Emphasis">Ergebnis:</text:span></text:p>
          <text:list>
            <text:list-item>
              <text:p text:style-name="P63"><text:span text:style-name="Source_20_Text">textInventarNummern.value</text:span> bleibt unverändert.</text:p>
            </text:list-item>
          </text:list>
        </text:list-item>
      </text:list>
      <text:p text:style-name="Horizontal_20_Line"/>
      <text:h text:style-name="Heading_20_3" text:outline-level="3"><text:span text:style-name="Strong_20_Emphasis">Zusammenfassung</text:span></text:h>
      <text:list xml:id="list3693815639" text:style-name="L13">
        <text:list-item>
          <text:p text:style-name="P65"><text:span text:style-name="Strong_20_Emphasis">Ziel des Codes:</text:span> Sicherstellen, dass die Länge des Arrays <text:span text:style-name="Source_20_Text">textInventarNummern.value</text:span> immer der Anzahl der Dialogfelder (<text:span text:style-name="Source_20_Text">dialogFormFields.value</text:span>) entspricht.</text:p>
        </text:list-item>
        <text:list-item>
          <text:p text:style-name="P65"><text:span text:style-name="Strong_20_Emphasis">Warum ist das wichtig?</text:span></text:p>
          <text:list>
            <text:list-item>
              <text:p text:style-name="P65">Damit jedes Eingabefeld im Dialog korrekt mit einem Element im Array verknüpft ist.</text:p>
            </text:list-item>
            <text:list-item>
              <text:p text:style-name="P65">Um Fehler und Inkonsistenzen zu vermeiden.</text:p>
            </text:list-item>
          </text:list>
        </text:list-item>
        <text:list-item>
          <text:p text:style-name="P65"><text:span text:style-name="Strong_20_Emphasis">Wie funktioniert der Code?</text:span></text:p>
          <text:list>
            <text:list-item>
              <text:p text:style-name="P65"><text:span text:style-name="Strong_20_Emphasis">Wenn das Array zu kurz ist:</text:span> Fehlende Elemente hinzufügen, indem leere Strings angehängt werden.</text:p>
            </text:list-item>
            <text:list-item>
              <text:p text:style-name="P65"><text:span text:style-name="Strong_20_Emphasis">Wenn das Array zu lang ist:</text:span> Überschüssige Elemente entfernen, indem das Array zugeschnitten wird.</text:p>
            </text:list-item>
          </text:list>
        </text:list-item>
      </text:list>
      <text:p text:style-name="Horizontal_20_Line"/>
      <text:h text:style-name="Heading_20_3" text:outline-level="3"><text:span text:style-name="Strong_20_Emphasis">Weitere Hinweise</text:span></text:h>
      <text:list xml:id="list110233362" text:style-name="L14">
        <text:list-item>
          <text:p text:style-name="P66"><text:span text:style-name="Strong_20_Emphasis">Reaktivität:</text:span> Durch die Anpassung von <text:span text:style-name="Source_20_Text">textInventarNummern.value</text:span> wird sichergestellt, dass die gebundenen Eingabefelder korrekt reagieren und die Werte synchronisiert werden.</text:p>
        </text:list-item>
        <text:list-item>
          <text:p text:style-name="P66"><text:span text:style-name="Strong_20_Emphasis">Dynamische Änderungen:</text:span> Wenn sich <text:span text:style-name="Source_20_Text">dialogFormFields.value</text:span> ändert (z. B. weil der Benutzer die Menge anpasst), passt sich <text:span text:style-name="Source_20_Text">textInventarNummern.value</text:span> automatisch an.</text:p>
        </text:list-item>
        <text:list-item>
          <text:p text:style-name="P66"><text:span text:style-name="Strong_20_Emphasis">Vermeidung von </text:span><text:span text:style-name="Strong_20_Emphasis"><text:span text:style-name="Source_20_Text">undefined</text:span></text:span><text:span text:style-name="Strong_20_Emphasis"> oder </text:span><text:span text:style-name="Strong_20_Emphasis"><text:span text:style-name="Source_20_Text">null</text:span></text:span><text:span text:style-name="Strong_20_Emphasis"> Werten:</text:span> Durch das Füllen mit leeren Strings wird verhindert, dass im Array <text:span text:style-name="Source_20_Text">undefined</text:span>-Werte entstehen, die zu Fehlern führen könnten.</text:p>
        </text:list-item>
      </text:list>
      <text:p text:style-name="P25"><text:span text:style-name="T8"/></text:p>
      <text:p text:style-name="P21"><text:span text:style-name="T8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Flexbox</text:p>
      <text:p text:style-name="P29">Damit ein Element den kompletten Platz innerhalb einer Flexbox einnehmen kann, d-flex im Hauptelement verwenden, die darin vorhanden Elementen mit flex-grow-1 definieren</text:p>
      <text:p text:style-name="P26"><text:span text:style-name="T8">d-flex</text:span></text:p>
      <text:p text:style-name="P26"><text:span text:style-name="T8">flex-grow-1</text:span></text:p>
      <text:p text:style-name="P26"><text:span text:style-name="T8"/></text:p>
      <text:p text:style-name="P27"><text:span text:style-name="T23">&lt;v-card </text:span><text:span text:style-name="T24">class</text:span><text:span text:style-name="T2">="d-flex mb-4 bg-transparent rounded-0"</text:span><text:span text:style-name="T23">&gt;</text:span><text:line-break/><text:span text:style-name="T23"> <text:s/>&lt;v-chip</text:span><text:line-break/><text:span text:style-name="T23"> <text:s text:c="5"/></text:span><text:span text:style-name="T24">class</text:span><text:span text:style-name="T2">="flex-grow-1 vChipStep rounded-0 mr-1"</text:span><text:line-break/><text:span text:style-name="T2"> <text:s text:c="5"/></text:span><text:span text:style-name="T24">color</text:span><text:span text:style-name="T2">="primary"</text:span><text:line-break/><text:span text:style-name="T2"> <text:s/></text:span><text:span text:style-name="T23">&gt;</text:span><text:line-break/><text:span text:style-name="T23"> <text:s text:c="3"/>&lt;v-icon </text:span><text:span text:style-name="T24">icon</text:span><text:span text:style-name="T2">="mdi-numeric-1-circle" </text:span><text:span text:style-name="T24">start</text:span><text:span text:style-name="T23">&gt;&lt;/v-icon&gt;</text:span><text:line-break/><text:span text:style-name="T23"> <text:s text:c="3"/></text:span><text:span text:style-name="T10">Mitglied auswählen</text:span><text:line-break/><text:span text:style-name="T10"> <text:s/></text:span><text:span text:style-name="T23">&lt;/v-chip&gt;</text:span><text:line-break/><text:span text:style-name="T23"> <text:s/>&lt;v-chip</text:span><text:line-break/><text:span text:style-name="T23"> <text:s text:c="5"/></text:span><text:span text:style-name="T24">class</text:span><text:span text:style-name="T2">="flex-grow-1 vChipStep rounded-0 mr-1"</text:span><text:line-break/><text:span text:style-name="T2"> <text:s text:c="5"/></text:span><text:span text:style-name="T24">color</text:span><text:span text:style-name="T2">="primary"</text:span><text:line-break/><text:span text:style-name="T2"> <text:s/></text:span><text:span text:style-name="T23">&gt;</text:span><text:line-break/><text:span text:style-name="T23"> <text:s text:c="3"/>&lt;v-icon </text:span><text:span text:style-name="T24">icon</text:span><text:span text:style-name="T2">="mdi-numeric-2-circle" </text:span><text:span text:style-name="T24">start</text:span><text:span text:style-name="T23">&gt;&lt;/v-icon&gt;</text:span><text:line-break/><text:span text:style-name="T23"> <text:s text:c="3"/></text:span><text:span text:style-name="T10">Artikel auswählen</text:span><text:line-break/><text:span text:style-name="T10"> <text:s/></text:span><text:span text:style-name="T23">&lt;/v-chip&gt;</text:span><text:line-break/><text:span text:style-name="T23"> <text:s/>&lt;v-chip</text:span><text:line-break/><text:span text:style-name="T23"> <text:s text:c="5"/></text:span><text:span text:style-name="T24">class</text:span><text:span text:style-name="T2">="flex-grow-1 vChipStep rounded-0"</text:span><text:line-break/><text:span text:style-name="T2"> <text:s text:c="5"/></text:span><text:span text:style-name="T24">color</text:span><text:span text:style-name="T2">="primary"</text:span><text:line-break/><text:span text:style-name="T2"> <text:s/></text:span><text:span text:style-name="T23">&gt;</text:span><text:line-break/><text:span text:style-name="T23"> <text:s text:c="3"/>&lt;v-icon </text:span><text:span text:style-name="T24">icon</text:span><text:span text:style-name="T2">="mdi-numeric-3-circle" </text:span><text:span text:style-name="T24">start</text:span><text:span text:style-name="T23">&gt;&lt;/v-icon&gt;</text:span><text:line-break/><text:span text:style-name="T23"> <text:s text:c="3"/></text:span><text:span text:style-name="T10">Vorgang buchen</text:span><text:line-break/><text:span text:style-name="T10"> <text:s/></text:span><text:span text:style-name="T23">&lt;/v-chip&gt;</text:span><text:line-break/><text:span text:style-name="T23">&lt;/v-card&gt;</text:span></text:p>
      <text:p text:style-name="P26"/>
      <text:p text:style-name="P35">Steuerung der Farben für die Fortschrifttsanzeige (Stepper) im Leihvorgang:</text:p>
      <text:p text:style-name="P28"/>
      <text:p text:style-name="P18"><text:span text:style-name="Source_20_Text">import { ref, watch, onMounted } from 'vue';</text:span></text:p>
      <text:p text:style-name="Text_20_body"><text:span text:style-name="Strong_20_Emphasis">Variablen:</text:span></text:p>
      <text:p text:style-name="Preformatted_20_Text">javascript</text:p>
      <text:p text:style-name="Preformatted_20_Text">Copy code</text:p>
      <text:p text:style-name="P16"><text:span text:style-name="Source_20_Text">const currentPage = ref(0);</text:span></text:p>
      <text:p text:style-name="P16"><text:span text:style-name="Source_20_Text">const btnText = ref('Artikel wählen &gt;&gt;');</text:span></text:p>
      <text:p text:style-name="P17"><text:span text:style-name="Source_20_Text">const vChipColors = ref(['primary', 'default', 'default']);</text:span></text:p>
      <text:p text:style-name="Text_20_body"><text:span text:style-name="Strong_20_Emphasis">Funktionen:</text:span></text:p>
      <text:p text:style-name="Preformatted_20_Text">javascript</text:p>
      <text:p text:style-name="Preformatted_20_Text">Copy code</text:p>
      <text:p text:style-name="P16"><text:span text:style-name="Source_20_Text">function updateUI() {</text:span></text:p>
      <text:p text:style-name="P16"><text:span text:style-name="Source_20_Text"><text:s text:c="2"/>// Update Chip Colors</text:span></text:p>
      <text:p text:style-name="P16"><text:span text:style-name="Source_20_Text"><text:s text:c="2"/>vChipColors.value = ['default', 'default', 'default'];</text:span></text:p>
      <text:p text:style-name="P16"><text:span text:style-name="Source_20_Text"><text:s text:c="2"/>vChipColors.value[currentPage.value] = 'primary';</text:span></text:p>
      <text:p text:style-name="P16"/>
      <text:p text:style-name="P16"><text:span text:style-name="Source_20_Text"><text:s text:c="2"/>// Update Button Text</text:span></text:p>
      <text:p text:style-name="P16"><text:span text:style-name="Source_20_Text"><text:s text:c="2"/>if (currentPage.value === 0) {</text:span></text:p>
      <text:p text:style-name="P16"><text:span text:style-name="Source_20_Text"><text:s text:c="4"/>btnText.value = 'Artikel wählen &gt;&gt;';</text:span></text:p>
      <text:p text:style-name="P16"><text:span text:style-name="Source_20_Text"><text:s text:c="2"/>} else if (currentPage.value === 1) {</text:span></text:p>
      <text:p text:style-name="P16"><text:span text:style-name="Source_20_Text"><text:s text:c="4"/>btnText.value = 'zur Übersicht &gt;&gt;';</text:span></text:p>
      <text:p text:style-name="P16"><text:span text:style-name="Source_20_Text"><text:s text:c="2"/>} else if (currentPage.value === 2) {</text:span></text:p>
      <text:p text:style-name="P16"><text:span text:style-name="Source_20_Text"><text:s text:c="4"/>btnText.value = 'Vorgang buchen &gt;&gt;';</text:span></text:p>
      <text:p text:style-name="P16"><text:span text:style-name="Source_20_Text"><text:s text:c="2"/>}</text:span></text:p>
      <text:p text:style-name="P16"><text:span text:style-name="Source_20_Text"><text:s text:c="2"/>console.log('currentPage', currentPage.value);</text:span></text:p>
      <text:p text:style-name="P16"><text:soft-page-break/><text:span text:style-name="Source_20_Text">}</text:span></text:p>
      <text:p text:style-name="P16"/>
      <text:p text:style-name="P16"><text:span text:style-name="Source_20_Text">async function nextPage() {</text:span></text:p>
      <text:p text:style-name="P16"><text:span text:style-name="Source_20_Text"><text:s text:c="2"/>if (currentPage.value === 2) {</text:span></text:p>
      <text:p text:style-name="P16"><text:span text:style-name="Source_20_Text"><text:s text:c="4"/>await leihvorgangBuchen();</text:span></text:p>
      <text:p text:style-name="P16"><text:span text:style-name="Source_20_Text"><text:s text:c="2"/>} else {</text:span></text:p>
      <text:p text:style-name="P16"><text:span text:style-name="Source_20_Text"><text:s text:c="4"/>currentPage.value += 1;</text:span></text:p>
      <text:p text:style-name="P16"><text:span text:style-name="Source_20_Text"><text:s text:c="4"/>updateUI();</text:span></text:p>
      <text:p text:style-name="P16"><text:span text:style-name="Source_20_Text"><text:s text:c="2"/>}</text:span></text:p>
      <text:p text:style-name="P16"><text:span text:style-name="Source_20_Text">}</text:span></text:p>
      <text:p text:style-name="P16"/>
      <text:p text:style-name="P16"><text:span text:style-name="Source_20_Text">function previousPage() {</text:span></text:p>
      <text:p text:style-name="P16"><text:span text:style-name="Source_20_Text"><text:s text:c="2"/>if (currentPage.value &gt; 0) {</text:span></text:p>
      <text:p text:style-name="P16"><text:span text:style-name="Source_20_Text"><text:s text:c="4"/>currentPage.value--;</text:span></text:p>
      <text:p text:style-name="P16"><text:span text:style-name="Source_20_Text"><text:s text:c="4"/>updateUI();</text:span></text:p>
      <text:p text:style-name="P16"><text:span text:style-name="Source_20_Text"><text:s text:c="2"/>}</text:span></text:p>
      <text:p text:style-name="P17"><text:span text:style-name="Source_20_Text">}</text:span></text:p>
      <text:p text:style-name="Text_20_body"><text:span text:style-name="Strong_20_Emphasis">Initialisierung:</text:span></text:p>
      <text:p text:style-name="Preformatted_20_Text">javascript</text:p>
      <text:p text:style-name="Preformatted_20_Text">Copy code</text:p>
      <text:p text:style-name="P16"><text:span text:style-name="Source_20_Text">onMounted(() =&gt; {</text:span></text:p>
      <text:p text:style-name="P16"><text:span text:style-name="Source_20_Text"><text:s text:c="2"/>updateUI();</text:span></text:p>
      <text:p text:style-name="P17"><text:span text:style-name="Source_20_Text">});</text:span></text:p>
      <text:p text:style-name="Text_20_body"><text:span text:style-name="Strong_20_Emphasis">Template:</text:span></text:p>
      <text:p text:style-name="Preformatted_20_Text">html</text:p>
      <text:p text:style-name="Preformatted_20_Text">Copy code</text:p>
      <text:p text:style-name="P16"><text:span text:style-name="Source_20_Text">&lt;v-chip :color="vChipColors[0]" ...&gt; &lt;!-- Schritt 1 --&gt;</text:span></text:p>
      <text:p text:style-name="P16"><text:span text:style-name="Source_20_Text"><text:s text:c="2"/>&lt;v-icon icon="mdi-numeric-1-circle" start&gt;&lt;/v-icon&gt;</text:span></text:p>
      <text:p text:style-name="P16"><text:span text:style-name="Source_20_Text"><text:s text:c="2"/>Mitglied auswählen</text:span></text:p>
      <text:p text:style-name="P16"><text:span text:style-name="Source_20_Text">&lt;/v-chip&gt;</text:span></text:p>
      <text:p text:style-name="P16"><text:span text:style-name="Source_20_Text">&lt;v-chip :color="vChipColors[1]" ...&gt; &lt;!-- Schritt 2 --&gt;</text:span></text:p>
      <text:p text:style-name="P16"><text:span text:style-name="Source_20_Text"><text:s text:c="2"/>&lt;v-icon icon="mdi-numeric-2-circle" start&gt;&lt;/v-icon&gt;</text:span></text:p>
      <text:p text:style-name="P16"><text:span text:style-name="Source_20_Text"><text:s text:c="2"/>Artikel auswählen</text:span></text:p>
      <text:p text:style-name="P16"><text:span text:style-name="Source_20_Text">&lt;/v-chip&gt;</text:span></text:p>
      <text:p text:style-name="P16"><text:span text:style-name="Source_20_Text">&lt;v-chip :color="vChipColors[2]" ...&gt; &lt;!-- Schritt 3 --&gt;</text:span></text:p>
      <text:p text:style-name="P16"><text:span text:style-name="Source_20_Text"><text:s text:c="2"/>&lt;v-icon icon="mdi-numeric-3-circle" start&gt;&lt;/v-icon&gt;</text:span></text:p>
      <text:p text:style-name="P16"><text:span text:style-name="Source_20_Text"><text:s text:c="2"/>Vorgang buchen</text:span></text:p>
      <text:p text:style-name="P17"><text:span text:style-name="Source_20_Text">&lt;/v-chip&gt;</text:span></text:p>
      <text:p text:style-name="Horizontal_20_Line"/>
      <text:h text:style-name="Heading_20_3" text:outline-level="3"><text:span text:style-name="Strong_20_Emphasis">Schlussfolgerung</text:span></text:h>
      <text:p text:style-name="Text_20_body">Durch die Verwendung einer Funktion <text:span text:style-name="Source_20_Text">updateUI()</text:span> können Sie die Aktualisierung der Chip-Farben und des Button-Texts an einer zentralen Stelle verwalten. Dies macht Ihren Code sauberer und leichter wartbar.</text:p>
      <text:p text:style-name="P28"/>
      <text:p text:style-name="P21"><text:span text:style-name="T8"/></text:p>
      <text:p text:style-name="P49"/>
      <text:p text:style-name="P49"/>
      <text:p text:style-name="P49"/>
      <text:p text:style-name="P49"><text:soft-page-break/>Backend</text:p>
      <text:p text:style-name="P51">Sicherheit des Backend:</text:p>
      <text:p text:style-name="P47">CORS in app.js:</text:p>
      <text:p text:style-name="P31"><text:span text:style-name="T13">app</text:span><text:span text:style-name="T11">.</text:span><text:span text:style-name="T15">use</text:span><text:span text:style-name="T11">(</text:span><text:span text:style-name="T17">cors</text:span><text:span text:style-name="T11">({</text:span><text:line-break/><text:span text:style-name="T11"> <text:s text:c="3"/></text:span><text:span text:style-name="T15">origin</text:span><text:span text:style-name="T11">: [</text:span><text:span text:style-name="T3">'http://localhost:4000'</text:span><text:span text:style-name="T11">, </text:span><text:span text:style-name="T3">'https://mbdevelop.de'</text:span><text:span text:style-name="T11">], </text:span><text:span text:style-name="T19">// Ersetze dies durch die URL deines Frontends</text:span><text:line-break/><text:span text:style-name="T11">}));</text:span></text:p>
      <text:p text:style-name="P30"/>
      <text:p text:style-name="P30">Allerdings greift dies nur bei Browsers und nicht bei Postman</text:p>
      <text:p text:style-name="P30"/>
      <text:p text:style-name="P32">JWS (Jason-Web-Token) muss das mittelfristige Ziel sein, um nicht nur den Benutzer zu authentifizieren, sondern generell das Backend abzusichern!</text:p>
      <text:p text:style-name="P30"/>
      <text:p text:style-name="P50"><text:span text:style-name="T8">Daten empfangen aus dem Frontend:</text:span></text:p>
      <text:p text:style-name="P43">const {cartItems, IDMitglied, IDBenutzer} = req.body;</text:p>
      <text:p text:style-name="P43">Für mehrere Elemente oder</text:p>
      <text:p text:style-name="P43">const cartItems = req.body;</text:p>
      <text:p text:style-name="P43">Für ein Element oder</text:p>
      <text:p text:style-name="P43">const refreshToken = req.body?.refreshToken;</text:p>
      <text:p text:style-name="P44">Für ein bestimmtes Element aus einem Objec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22T16:32:25.859943768</dc:date>
    <meta:editing-duration>P20DT3H5M26S</meta:editing-duration>
    <meta:editing-cycles>23</meta:editing-cycles>
    <meta:document-statistic meta:table-count="0" meta:image-count="0" meta:object-count="0" meta:page-count="14" meta:paragraph-count="341" meta:word-count="1838" meta:character-count="16622" meta:non-whitespace-character-count="14469"/>
  </office:meta>
</office:document-meta>
</file>